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" svg:font-family="Courier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 style:list-style-name="L1"/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CoreASM_20_Code">
      <style:text-properties fo:font-size="11pt" style:font-size-asian="11pt" style:font-size-complex="11pt"/>
    </style:style>
    <style:style style:name="P5" style:family="paragraph" style:parent-style-name="CoreASM_20_Code"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reASM Step Plugin Example – OODA Agents</text:h>
      <text:p text:style-name="P5"><text:span text:style-name="T2">CoreASM</text:span> OODA_Agent</text:p>
      <text:p text:style-name="P1">Roozbeh Farahbod, May 2010</text:p>
      <text:p text:style-name="P1"><text:span text:style-name="T2"/></text:p>
      <text:p text:style-name="P1">This file uses the Step plugin to capture the very high-level specification of an OODA agent. </text:p>
      <text:p text:style-name="P1"/>
      <text:p text:style-name="P1">Every OODA agent continuously performs the following four activities in a loop:</text:p>
      <text:list xml:id="list2118084212" text:style-name="L1">
        <text:list-item>
          <text:p text:style-name="P2"><text:span text:style-name="T1">Observe: the agent observes the environment;</text:span></text:p>
        </text:list-item>
        <text:list-item>
          <text:p text:style-name="P2"><text:span text:style-name="T1">Orient: the agent makes sense of the observed information;</text:span></text:p>
        </text:list-item>
        <text:list-item>
          <text:p text:style-name="P2"><text:span text:style-name="T1">Decide: the agent make a decision on what needs to be done based on its goals and the understood state of the environment;</text:span></text:p>
        </text:list-item>
        <text:list-item>
          <text:p text:style-name="P2"><text:span text:style-name="T1">Act: the agent performs the decisions that are made.</text:span></text:p>
        </text:list-item>
      </text:list>
      <text:p text:style-name="Standard"><text:span text:style-name="T1"/></text:p>
      <text:p text:style-name="Standard"><text:span text:style-name="T1">This behaviour can be specified by the following ASM program:</text:span></text:p>
      <text:p text:style-name="P1"/>
      <text:p text:style-name="P4"><text:tab/><text:span text:style-name="T4">rule</text:span><text:span text:style-name="T3"> OODAProgram = </text:span></text:p>
      <text:p text:style-name="P5"><text:span text:style-name="T2"><text:tab/> <text:s text:c="2"/>stepwise</text:span> {</text:p>
      <text:p text:style-name="P5"><text:tab/> <text:s text:c="5"/>Observe</text:p>
      <text:p text:style-name="P5"><text:tab/> <text:s text:c="5"/>Orient</text:p>
      <text:p text:style-name="P5"><text:tab/> <text:s text:c="5"/>Decide</text:p>
      <text:p text:style-name="P5"><text:tab/> <text:s text:c="5"/>Act</text:p>
      <text:p text:style-name="P5"><text:tab/> <text:s text:c="2"/>}</text:p>
      <text:p text:style-name="P3"/>
      <text:p text:style-name="Standard"><text:span text:style-name="T1">In our example, the agent is controlling the pressure of a gas tank. </text:span></text:p>
      <text:list xml:id="list1552202706" text:continue-numbering="true" text:style-name="L1">
        <text:list-header>
          <text:p text:style-name="P2"><text:span text:style-name="T1"/></text:p>
        </text:list-header>
      </text:list>
      <text:p text:style-name="P5"><text:tab/><text:span text:style-name="T2">rule</text:span> Observe = {</text:p>
      <text:p text:style-name="P5"><text:tab/> <text:s text:c="2"/><text:span text:style-name="T2">enqueue</text:span> sensorReading <text:span text:style-name="T2">into</text:span> obs</text:p>
      <text:p text:style-name="P5"><text:tab/> <text:s text:c="2"/><text:span text:style-name="T2">print</text:span> “Reading pressure: “ + sensorReading</text:p>
      <text:p text:style-name="P5"><text:tab/>}</text:p>
      <text:p text:style-name="P5"/>
      <text:p text:style-name="P1">Based on the observed information, the agent projects the pressure into the future.</text:p>
      <text:p text:style-name="P1"/>
      <text:p text:style-name="P5"><text:tab/><text:span text:style-name="T2">rule</text:span> Orient = {</text:p>
      <text:p text:style-name="P5"><text:tab/> <text:s text:c="2"/>projection := last(obs) + (last(obs) - head(obs)) / (size(obs) - 1)</text:p>
      <text:p text:style-name="P5"><text:tab/> <text:s text:c="2"/><text:span text:style-name="T2">if</text:span> size(obs) &gt; 3 <text:span text:style-name="T2">then</text:span></text:p>
      <text:p text:style-name="P5"><text:tab/><text:tab/><text:span text:style-name="T2">dequeue</text:span> trash <text:span text:style-name="T2">from</text:span> obs</text:p>
      <text:p text:style-name="P5"><text:tab/>}</text:p>
      <text:p text:style-name="P5"/>
      <text:p text:style-name="P1">If the projected pressure exceeds the HIGH limit, the agent decides to reduce the pressure.</text:p>
      <text:p text:style-name="P1"/>
      <text:p text:style-name="P5"><text:tab/><text:span text:style-name="T2">rule</text:span> Decide = </text:p>
      <text:p text:style-name="P5"><text:tab/> <text:s text:c="2"/><text:span text:style-name="T2">if</text:span> projection &gt; HIGH <text:span text:style-name="T2">then</text:span></text:p>
      <text:p text:style-name="P5"><text:tab/> <text:s text:c="5"/>action := reducePressure</text:p>
      <text:p text:style-name="P5"><text:tab/> <text:s text:c="2"/><text:span text:style-name="T2">else</text:span></text:p>
      <text:p text:style-name="P5"><text:s text:c="2"/><text:tab/> <text:s text:c="5"/><text:span text:style-name="T2">if</text:span> projection &lt; LOW <text:span text:style-name="T2">then</text:span></text:p>
      <text:p text:style-name="P5"><text:tab/> <text:s text:c="8"/>action := increasePressure</text:p>
      <text:p text:style-name="P5"><text:s text:c="4"/><text:tab/> <text:s text:c="5"/><text:span text:style-name="T2">else</text:span></text:p>
      <text:p text:style-name="P5"><text:s/><text:tab/> <text:s text:c="8"/>action := nop</text:p>
      <text:p text:style-name="P5"/>
      <text:p text:style-name="P1">In the final step of the loop, the agent performs the decided action. </text:p>
      <text:p text:style-name="P1"/>
      <text:p text:style-name="P5"><text:tab/><text:span text:style-name="T2">rule</text:span> Act = {</text:p>
      <text:p text:style-name="P5"><text:tab/> <text:s text:c="2"/><text:span text:style-name="T2">print</text:span> “Action is: “ + action</text:p>
      <text:p text:style-name="P5"><text:span text:style-name="T2"><text:tab/> <text:s text:c="2"/>case</text:span> action <text:span text:style-name="T2">of</text:span></text:p>
      <text:p text:style-name="P5"><text:tab/> <text:s text:c="5"/>reducePressure: controlValue := pressure * (-0.05)</text:p>
      <text:p text:style-name="P5"><text:tab/><text:tab/>increasePressure: controlValue := pressure * 0.05</text:p>
      <text:p text:style-name="P5"><text:tab/><text:tab/>nop: controlValue := 0</text:p>
      <text:p text:style-name="P5"><text:tab/> <text:s text:c="2"/><text:span text:style-name="T2">endcase</text:span></text:p>
      <text:p text:style-name="P5"><text:soft-page-break/><text:span text:style-name="T2"><text:tab/></text:span><text:span text:style-name="T7">}</text:span></text:p>
      <text:p text:style-name="P5"><text:s/></text:p>
      <text:p text:style-name="P1"/>
      <text:p text:style-name="P1">Here is the specification of the environment: </text:p>
      <text:p text:style-name="P1"/>
      <text:p text:style-name="P5"><text:tab/><text:span text:style-name="T2">rule</text:span> EnvironmentProgram = </text:p>
      <text:p text:style-name="P5"><text:tab/> <text:s text:c="2"/>pressure := pressure + controlValue + pressureChange</text:p>
      <text:p text:style-name="P5"/>
      <text:p text:style-name="P5"><text:tab/> </text:p>
      <text:p text:style-name="P5"><text:tab/><text:span text:style-name="T2">derived</text:span> sensorReading = pressure <text:s/>// we can add sensor error here</text:p>
      <text:p text:style-name="P5"/>
      <text:p text:style-name="P5"><text:tab/><text:span text:style-name="T2">derived</text:span> pressureChange = (0.5 - <text:span text:style-name="T2">random()</text:span>) * 0.05 * pressure </text:p>
      <text:p text:style-name="P4"/>
      <text:p text:style-name="P1"><text:s/></text:p>
      <text:p text:style-name="P1">And here are the details needed to make this document executable:</text:p>
      <text:p text:style-name="P1"/>
      <text:p text:style-name="P5"><text:tab/><text:span text:style-name="T2">enum</text:span> Action = {nop, reducePressure, increasePressure}</text:p>
      <text:p text:style-name="P5"/>
      <text:p text:style-name="P5"><text:span text:style-name="T2"><text:tab/>init</text:span> InitRule</text:p>
      <text:p text:style-name="P5"/>
      <text:p text:style-name="P5"><text:tab/><text:span text:style-name="T2">rule</text:span> InitRule = {</text:p>
      <text:p text:style-name="P5"><text:tab/> <text:s text:c="2"/>pressure := 20</text:p>
      <text:p text:style-name="P5"><text:tab/> <text:s text:c="2"/>HIGH := 22</text:p>
      <text:p text:style-name="P5"><text:tab/> <text:s text:c="2"/>LOW := 18</text:p>
      <text:p text:style-name="P5"><text:tab/> <text:s text:c="2"/>obs := [] <text:s text:c="2"/><text:tab/><text:tab/></text:p>
      <text:p text:style-name="P5"><text:tab/> <text:s text:c="2"/>controlValue := 0</text:p>
      <text:p text:style-name="P5"/>
      <text:p text:style-name="P5"><text:tab/> <text:s text:c="2"/>Agents(“Environment”) := <text:span text:style-name="T2">true</text:span></text:p>
      <text:p text:style-name="P5"><text:tab/> <text:s text:c="2"/>program(“Environment”) := @EnvironmentProgram</text:p>
      <text:p text:style-name="P5"/>
      <text:p text:style-name="P5"><text:tab/> <text:s text:c="2"/>Agents(“Controller”) := <text:span text:style-name="T2">true</text:span></text:p>
      <text:p text:style-name="P5"><text:tab/> <text:s text:c="2"/>program(“Controller”) := @OODAProgram</text:p>
      <text:p text:style-name="P5"/>
      <text:p text:style-name="P5"><text:tab/> <text:s text:c="2"/>program(<text:span text:style-name="T2">self</text:span>) := <text:span text:style-name="T2">undef</text:span></text:p>
      <text:p text:style-name="P5"><text:tab/>} </text:p>
      <text:p text:style-name="P5"/>
      <text:p text:style-name="P5"><text:tab/><text:span text:style-name="T2">use</text:span> Standard</text:p>
      <text:p text:style-name="P5"><text:tab/><text:span text:style-name="T2">use </text:span><text:span text:style-name="T7">Queue</text:span></text:p>
      <text:p text:style-name="P5"><text:tab/><text:span text:style-name="T2">use</text:span> Math</text:p>
      <text:p text:style-name="P5"><text:tab/><text:span text:style-name="T2">use</text:span> Step</text:p>
      <text:p text:style-name="P5"><text:tab/><text:span text:style-name="T2">use</text:span> SchedulingPolicies</text:p>
      <text:p text:style-name="P5"><text:tab/></text:p>
      <text:p text:style-name="P5"><text:tab/><text:span text:style-name="T2">option</text:span> SchedulingPolicies.Policy allfirst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" svg:font-family="Courier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reASM_20_Code" style:display-name="CoreASM Code" style:family="paragraph" style:parent-style-name="Standard" style:class="text">
      <style:text-properties style:font-name="Courier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zbeh Farahbod</meta:initial-creator>
    <meta:creation-date>2009-07-31T12:02:19</meta:creation-date>
    <dc:date>2010-05-11T16:46:07</dc:date>
    <meta:editing-duration>PT03H16M43S</meta:editing-duration>
    <meta:editing-cycles>47</meta:editing-cycles>
    <meta:generator>NeoOffice/3.0.2$Unix OpenOffice.org_project/Patch 0</meta:generator>
    <dc:description>Roozbeh Farahbod, 2009
roozbeh@coreasm.org
</dc:description>
    <dc:title>ODT Module for CoreASM Test 030 </dc:title>
    <meta:document-statistic meta:table-count="0" meta:image-count="0" meta:object-count="0" meta:page-count="2" meta:paragraph-count="76" meta:word-count="384" meta:character-count="2521"/>
    <meta:user-defined meta:name="Info 1"/>
    <meta:user-defined meta:name="Info 2"/>
    <meta:user-defined meta:name="Info 3"/>
    <meta:user-defined meta:name="Info 4"/>
  </office:meta>
</office:document-meta>
</file>